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B4" style:family="table-cell" style:data-style-name="N0">
      <style:table-cell-properties fo:padding="0.0382in" fo:border-left="0.0069in solid #000000" fo:border-right="0.0069in solid #000000" fo:border-top="none" fo:border-bottom="0.0069in solid #000000"/>
    </style:style>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B4" style:family="table-cell" style:data-style-name="N0">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Header">
      <style:paragraph-properties>
        <style:tab-stops>
          <style:tab-stop style:position="3.5811in" style:type="center"/>
          <style:tab-stop style:position="7.2272in" style:type="right"/>
        </style:tab-stops>
      </style:paragraph-properties>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Standard">
      <style:text-properties fo:font-size="6pt" style:font-size-asian="6pt" style:font-size-complex="6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Preformatted_20_Text">
      <style:text-properties fo:font-weight="bold" style:font-weight-asian="bold" style:font-weight-complex="bold"/>
    </style:style>
    <style:style style:name="P12" style:family="paragraph" style:parent-style-name="Preformatted_20_Text">
      <style:text-properties fo:font-style="normal" style:font-style-asian="normal" style:font-style-complex="normal"/>
    </style:style>
    <style:style style:name="P13" style:family="paragraph" style:parent-style-name="Preformatted_20_Text">
      <style:text-properties fo:font-style="normal" fo:font-weight="bold" style:font-style-asian="normal" style:font-weight-asian="bold" style:font-style-complex="normal" style:font-weight-complex="bold"/>
    </style:style>
    <style:style style:name="P14" style:family="paragraph" style:parent-style-name="Preformatted_20_Text">
      <style:text-properties fo:font-style="normal" fo:font-weight="normal" style:font-style-asian="normal" style:font-weight-asian="normal" style:font-style-complex="normal" style:font-weight-complex="normal"/>
    </style:style>
    <style:style style:name="P15" style:family="paragraph" style:parent-style-name="Preformatted_20_Text">
      <style:text-properties fo:color="#000000"/>
    </style:style>
    <style:style style:name="P16"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8"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9" style:family="paragraph" style:parent-style-name="Preformatted_20_Text">
      <style:text-properties style:font-name="Courier New" fo:font-size="10pt" fo:font-style="normal" style:font-name-asian="Courier New" style:font-size-asian="10pt" style:font-style-asian="normal" style:font-name-complex="Courier New" style:font-size-complex="10pt" style:font-style-complex="normal"/>
    </style:style>
    <style:style style:name="P20" style:family="paragraph" style:parent-style-name="Text_20_body">
      <style:text-properties fo:font-style="normal" style:font-style-asian="normal" style:font-style-complex="normal"/>
    </style:style>
    <style:style style:name="P21" style:family="paragraph" style:parent-style-name="Table_20_Contents">
      <style:paragraph-properties fo:margin-left="0in" fo:margin-right="0in" fo:text-indent="0in" style:auto-text-indent="false"/>
    </style:style>
    <style:style style:name="P22" style:family="paragraph" style:parent-style-name="Text_20_body">
      <style:paragraph-properties fo:break-before="page"/>
    </style:style>
    <style:style style:name="P23" style:family="paragraph" style:parent-style-name="Contents_20_1">
      <style:paragraph-properties>
        <style:tab-stops>
          <style:tab-stop style:position="6.2673in" style:type="right" style:leader-style="dotted" style:leader-text="."/>
        </style:tab-stops>
      </style:paragraph-properties>
    </style:style>
    <style:style style:name="P24" style:family="paragraph" style:parent-style-name="Contents_20_2">
      <style:paragraph-properties>
        <style:tab-stops>
          <style:tab-stop style:position="6.0673in" style:type="right" style:leader-style="dotted" style:leader-text="."/>
        </style:tab-stops>
      </style:paragraph-properties>
    </style:style>
    <style:style style:name="P25" style:family="paragraph" style:parent-style-name="Contents_20_3">
      <style:paragraph-properties>
        <style:tab-stops>
          <style:tab-stop style:position="5.8673in" style:type="right" style:leader-style="dotted" style:leader-text="."/>
        </style:tab-stops>
      </style:paragraph-properties>
    </style:style>
    <style:style style:name="P26" style:family="paragraph" style:parent-style-name="Standard">
      <style:text-properties fo:font-size="6pt" style:font-size-asian="6pt" style:font-size-complex="6pt"/>
    </style:style>
    <style:style style:name="P27" style:family="paragraph" style:parent-style-name="Text_20_body">
      <style:text-properties fo:font-style="normal" style:font-style-asian="normal" style:font-style-complex="normal"/>
    </style:style>
    <style:style style:name="P28" style:family="paragraph" style:parent-style-name="Heading_20_1">
      <style:paragraph-properties fo:break-before="page"/>
    </style:style>
    <style:style style:name="P29" style:family="paragraph" style:parent-style-name="Heading_20_2">
      <style:text-properties fo:language="en" fo:country="US"/>
    </style:style>
    <style:style style:name="P30" style:family="paragraph" style:parent-style-name="Heading_20_2">
      <style:text-properties fo:font-style="normal" style:font-style-asian="normal" style:font-style-complex="normal"/>
    </style:style>
    <style:style style:name="P31" style:family="paragraph" style:parent-style-name="Heading_20_2" style:master-page-name="">
      <style:paragraph-properties style:page-number="auto" fo:break-before="page"/>
      <style:text-properties fo:font-style="normal" style:font-style-asian="normal" style:font-style-complex="normal"/>
    </style:style>
    <style:style style:name="P32" style:family="paragraph" style:parent-style-name="Heading_20_3">
      <style:text-properties fo:font-style="normal" style:font-style-asian="normal" style:font-style-complex="normal"/>
    </style:style>
    <style:style style:name="P33" style:family="paragraph" style:parent-style-name="Preformatted_20_Text">
      <style:text-properties fo:font-style="normal" style:font-style-asian="normal" style:font-style-complex="normal"/>
    </style:style>
    <style:style style:name="P34" style:family="paragraph" style:parent-style-name="Preformatted_20_Text">
      <style:text-properties fo:font-style="normal" fo:font-weight="bold" style:font-style-asian="normal" style:font-weight-asian="bold" style:font-style-complex="normal" style:font-weight-complex="bold"/>
    </style:style>
    <style:style style:name="P35" style:family="paragraph" style:parent-style-name="Preformatted_20_Text">
      <style:text-properties fo:font-weight="bold" style:font-weight-asian="bold" style:font-weight-complex="bold"/>
    </style:style>
    <style:style style:name="P36" style:family="paragraph" style:parent-style-name="Preformatted_20_Text">
      <style:text-properties style:text-underline-style="none"/>
    </style:style>
    <style:style style:name="P37"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text-underline-style="none"/>
    </style:style>
    <style:style style:name="T7" style:family="text">
      <style:text-properties fo:font-weight="bold" style:font-weight-asian="bold" style:font-weight-complex="bold"/>
    </style:style>
    <style:style style:name="T8" style:family="text">
      <style:text-properties fo:font-weight="bold" style:font-size-asian="10pt" style:font-weight-asian="bold" style:font-weight-complex="bold"/>
    </style:style>
    <style:style style:name="T9" style:family="text">
      <style:text-properties style:font-name="Courier New"/>
    </style:style>
    <style:style style:name="T10" style:family="text">
      <style:text-properties fo:font-size="10pt"/>
    </style:style>
    <style:style style:name="T11" style:family="text">
      <style:text-properties style:font-name-asian="Courier New"/>
    </style:style>
    <style:style style:name="T12" style:family="text">
      <style:text-properties style:font-size-asian="10pt"/>
    </style:style>
    <style:style style:name="T13" style:family="text">
      <style:text-properties style:font-name-complex="Courier New"/>
    </style:style>
    <style:style style:name="T14" style:family="text">
      <style:text-properties style:font-size-complex="10pt"/>
    </style:style>
    <style:style style:name="T15" style:family="text">
      <style:text-properties style:text-underline-style="none"/>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10">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05/03/09</text:modification-date></text:p>
              </table:table-cell>
            </table:table-row>
            <table:table-row>
              <table:table-cell table:style-name="Titles.A2" office:value-type="string">
                <text:p text:style-name="Table_20_Contents">Issue</text:p>
              </table:table-cell>
              <table:table-cell table:style-name="Titles.B4" office:value-type="float" office:value="0.6">
                <text:p text:style-name="Table_20_Contents">0.6</text:p>
              </table:table-cell>
            </table:table-row>
          </table:table>
          <text:p text:style-name="Table"/>
        </draw:text-box>
      </draw:frame>
      <text:p text:style-name="Standard"/>
      <text:list xml:id="list28494129" text:style-name="Outline">
        <text:list-item>
          <text:h text:style-name="P28"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3"><text:s/>0. <text:s/>Document Control<text:tab/>2</text:p>
          <text:p text:style-name="P24"><text:s/>0.1. <text:s/>Table of Contents<text:tab/>2</text:p>
          <text:p text:style-name="P24"><text:s/>0.2. <text:s/>References<text:tab/>2</text:p>
          <text:p text:style-name="P24"><text:s/>0.3. <text:s/>Document History<text:tab/>3</text:p>
          <text:p text:style-name="P23"><text:s/>1. <text:s/>Introduction<text:tab/>4</text:p>
          <text:p text:style-name="P24"><text:s/>1.1. <text:s/>VDM<text:tab/>4</text:p>
          <text:p text:style-name="P23"><text:s/>2. <text:s/>Using VDMJ<text:tab/>5</text:p>
          <text:p text:style-name="P24"><text:s/>2.1. <text:s/>Starting VDMJ<text:tab/>5</text:p>
          <text:p text:style-name="P24"><text:s/>2.2. <text:s/>Parsing, Type Checking, and Proof Obligations<text:tab/>7</text:p>
          <text:p text:style-name="P24"><text:s/>2.3. <text:s/>The Interpreter<text:tab/>7</text:p>
          <text:p text:style-name="P25"><text:s/>2.3.1. <text:s/>Suppressing Runtime Checks<text:tab/>13</text:p>
          <text:p text:style-name="P24"><text:s/>2.4. <text:s/>Debugging<text:tab/>14</text:p>
          <text:p text:style-name="P25"><text:s/>2.4.1. <text:s/>Single-threaded Debugging<text:tab/>14</text:p>
          <text:p text:style-name="P25"><text:s/>2.4.2. <text:s/>Multi-threaded Debugging<text:tab/>16</text:p>
          <text:p text:style-name="P23"><text:s/>3. <text:s/>Combinatorial Testing<text:tab/>19</text:p>
          <text:p text:style-name="P23"><text:s/>4. <text:s/>Internationalization (I18N)<text:tab/>21</text:p>
          <text:p text:style-name="P23"><text:s/>5. <text:s/>Appendix A: The shmem Example<text:tab/>22</text:p>
          <text:p text:style-name="P23"><text:s/>6. <text:s/>Appendix B: Supported Character Sets<text:tab/>26</text:p>
        </text:index-body>
      </text:table-of-content>
      <text:list xml:id="list29496931" text:continue-numbering="true" text:style-name="Outline">
        <text:list-item>
          <text:list>
            <text:list-item>
              <text:h text:style-name="P29" text:outline-level="2">References</text:h>
            </text:list-item>
          </text:list>
        </text:list-item>
      </text:list>
      <text:list xml:id="list28507046"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7">The VDMTools VDM++ Language Manual, http://www.vdmtools.jp/uploads/manuals/langmanpp_a4E.pdf</text:p>
        </text:list-item>
        <text:list-item>
          <text:p text:style-name="P37">Validated Designs for Object-oriented Systems, by John Fitzgerald et. al., <text:a xlink:type="simple" xlink:href="http://www.vdmbook.com/">http://www.vdmbook.com/</text:a></text:p>
        </text:list-item>
        <text:list-item>
          <text:p text:style-name="P37">User Manual for the Overture Combinatorial Testing Plug-in, by Peter Gorm Larsen and Kenneth Lausdahl.</text:p>
        </text:list-item>
      </text:list>
      <text:list xml:id="list29498099" text:continue-list="list29496931" text:style-name="Outline">
        <text:list-item>
          <text:list>
            <text:list-item>
              <text:h text:style-name="Heading_20_2" text:outline-level="2"><text:soft-page-break/>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1">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A1" office:value-type="string">
            <text:p text:style-name="Table_20_Contents"><text:modification-date style:data-style-name="N37">05/03/09</text:modification-date></text:p>
          </table:table-cell>
          <table:table-cell table:style-name="History.A1" office:value-type="string">
            <text:p text:style-name="Table_20_Contents">Added the Combinatorial Testing section.</text:p>
          </table:table-cell>
        </table:table-row>
      </table:table>
      <text:p text:style-name="Table"><text:span text:style-name="Caption_20_characters"/></text:p>
      <text:list xml:id="list29505378" text:continue-numbering="true" text:style-name="Outline">
        <text:list-item>
          <text:h text:style-name="Heading_20_1" text:outline-level="1">Introduction</text:h>
        </text:list-item>
      </text:list>
      <text:p text:style-name="Text_20_body">VDMJ provides computer based tool support for the VDM-SL and VDM++ specification languages, written in Java. The tool includes a parser, a type checker, an interpreter, a proof obligation generator and a debugger. It is a command line tool only.</text:p>
      <text:list xml:id="list29508597"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29497355"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1">$ java -jar vdmj_0.1_090114.jar</text:p>
      <text:p text:style-name="Preformatted_20_Text">VDMJ: You must specify either -vdmsl, -vdmpp or -overture</text:p>
      <text:p text:style-name="Preformatted_20_Text"/>
      <text:p text:style-name="Preformatted_20_Text">Usage: VDMJ &lt;-vdmsl | -vdmpp | -overture&gt; [&lt;options&gt;] [&lt;files&gt;]</text:p>
      <text:p text:style-name="Preformatted_20_Text">-vdmsl: parse files as VDM-SL</text:p>
      <text:p text:style-name="Preformatted_20_Text">-vdmpp: parse files as VDM++</text:p>
      <text:p text:style-name="Preformatted_20_Text">-overture: parse files as VDM++ with Overture</text:p>
      <text:p text:style-name="Preformatted_20_Text">-w: suppress warning messages</text:p>
      <text:p text:style-name="Preformatted_20_Text">-q: suppress information messages</text:p>
      <text:p text:style-name="Preformatted_20_Text">-i: run the interpreter if successfully type checked</text:p>
      <text:p text:style-name="Preformatted_20_Text">-p: generate proof obligations and stop</text:p>
      <text:p text:style-name="Preformatted_20_Text">-e &lt;exp&gt;: evaluate &lt;exp&gt; and stop</text:p>
      <text:p text:style-name="Preformatted_20_Text">-c &lt;charset&gt;: select a file charset</text:p>
      <text:p text:style-name="Preformatted_20_Text">-t &lt;charset&gt;: select a console charset</text:p>
      <text:p text:style-name="Preformatted_20_Text">-pre: disable precondition checks</text:p>
      <text:p text:style-name="Preformatted_20_Text">-post: disable postcondition checks</text:p>
      <text:p text:style-name="Preformatted_20_Text">-inv: disable type/state invariant checks</text:p>
      <text:p text:style-name="Preformatted_20_Text">-dtc: disable all dynamic type checking</text:p>
      <text:p text:style-name="Preformatted_20_Text"/>
      <text:p text:style-name="Preformatted_20_Text"/>
      <text:p text:style-name="Text_20_body">Notice that the error indicates that the tool must be invoked with either the <text:span text:style-name="T1">-vdmsl, -vdmpp</text:span><text:span text:style-name="T2"> or </text:span><text:span text:style-name="T1">-overture </text:span><text:span text:style-name="T2">option to indicate the VDM dialect and parser required. Using the Overture parser should produce identical results to </text:span><text:span text:style-name="T1">-vdmpp</text:span><text:span text:style-name="T2">, though it will be slower.</text:span></text:p>
      <text:p text:style-name="Text_20_body"><text:span text:style-name="T2">Normally, a specification will be loaded by identifying all of the VDM source files to include.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3).</text:span></text:p>
      <text:p text:style-name="Text_20_body"><text:span text:style-name="T2">The </text:span><text:span text:style-name="T1">-pre, -post, -inv </text:span><text:span text:style-name="T2">and </text:span><text:span text:style-name="T1">-dtc </text:span><text:span text:style-name="T2">options can be used to disable precondition, postcondition, invariant and dynamic type checking, respectively. By default, all these checks are performed.</text:span></text:p>
      <text:p text:style-name="P20"/>
      <text:p text:style-name="P22"><text:span text:style-name="T2">If </text:span><text:span text:style-name="T1">flat.def </text:span><text:span text:style-name="T2">contains a simple VDM-SL specification of the factorial function, called “f”, the following illustrate ways to test the specification, with user input shown in </text:span><text:span text:style-name="T3">bold</text:span><text:span text:style-name="T2">:</text:span></text:p>
      <text:p text:style-name="P12"/>
      <text:p text:style-name="P13">$ cat flat.def</text:p>
      <text:p text:style-name="P12"/>
      <text:p text:style-name="P12">functions</text:p>
      <text:p text:style-name="P12"/>
      <text:p text:style-name="P12">f: int -&gt; int</text:p>
      <text:p text:style-name="P12"><text:s text:c="4"/>f(a) == if a &lt; 2 then 1 else a * f(a-1)</text:p>
      <text:p text:style-name="P12"><text:s text:c="4"/>pre a &gt; 0</text:p>
      <text:p text:style-name="P12"/>
      <text:p text:style-name="P12"/>
      <text:p text:style-name="P13">$ java -jar vdmj_0.1_090114.jar -vdmsl flat.def</text:p>
      <text:p text:style-name="P12">Parsed 1 module in 0.202 secs. No syntax errors</text:p>
      <text:p text:style-name="P12">Warning 5012: Recursive function has no measure in (flat.def) at line 3:1</text:p>
      <text:p text:style-name="P12">Type checked 1 module in 0.016 secs. No type errors and 1 warning</text:p>
      <text:p text:style-name="P12"/>
      <text:p text:style-name="P12"/>
      <text:p text:style-name="P13">$ java -jar vdmj_0.1_090114.jar -vdmsl -q -w flat.def</text:p>
      <text:p text:style-name="P12">&lt;quiet!&gt;</text:p>
      <text:p text:style-name="P12"/>
      <text:p text:style-name="P12"/>
      <text:p text:style-name="P13">$ java -jar vdmj_0.1_090114.jar -vdmsl -w -e "f(10)" flat.def</text:p>
      <text:p text:style-name="P12">Parsed 1 module in 0.28 secs. No syntax errors</text:p>
      <text:p text:style-name="P12">Type checked 1 module in 0.031 secs. No type errors, suppressed 1 warning</text:p>
      <text:p text:style-name="P12">Initialized 1 module in 0.031 secs. </text:p>
      <text:p text:style-name="P12">3628800</text:p>
      <text:p text:style-name="P12">Bye</text:p>
      <text:p text:style-name="P12"/>
      <text:p text:style-name="P12"/>
      <text:p text:style-name="P13">$ java -jar vdmj_0.1_090114.jar -vdmsl -e "f(10)" -q -w flat.def</text:p>
      <text:p text:style-name="P12">3628800</text:p>
      <text:p text:style-name="P12"/>
      <text:p text:style-name="P12"/>
      <text:p text:style-name="P13">$ java -jar vdmj_0.1_090114.jar -vdmsl -i -w flat.def</text:p>
      <text:p text:style-name="P12">Parsed 1 module in 0.202 secs. No syntax errors</text:p>
      <text:p text:style-name="P12">Type checked 1 module in 0.016 secs. No type errors, suppressed 1 warning</text:p>
      <text:p text:style-name="P12">Initialized 1 module in 0.031 secs. </text:p>
      <text:p text:style-name="P12">Interpreter started</text:p>
      <text:p text:style-name="P13">&gt; print f(10)</text:p>
      <text:p text:style-name="P12">= 3628800</text:p>
      <text:p text:style-name="P12">Executed in 0.0 secs. </text:p>
      <text:p text:style-name="P13">&gt; quit</text:p>
      <text:p text:style-name="P12">Bye</text:p>
      <text:p text:style-name="P12"/>
      <text:p text:style-name="P12"/>
      <text:p text:style-name="P13">$ java -jar vdmj_0.1_090114.jar -vdmsl -p -w flat.def</text:p>
      <text:p text:style-name="P12">Parsed 1 module in 0.218 secs. No syntax errors</text:p>
      <text:p text:style-name="P12">Type checked 1 module in 0.015 secs. No type errors, suppressed 1 warning</text:p>
      <text:p text:style-name="P12">Generated 1 proof obligation:</text:p>
      <text:p text:style-name="P12"/>
      <text:p text:style-name="P12">Proof Obligation 1:</text:p>
      <text:p text:style-name="P12">f: function apply obligation in 'DEFAULT1' (flat.def) at line 4:38</text:p>
      <text:p text:style-name="P12">(forall a:int &amp; (a &gt; 0) =&gt;</text:p>
      <text:p text:style-name="P12"><text:s text:c="2"/>(not (a &lt; 2) =&gt; </text:p>
      <text:p text:style-name="P12"><text:s text:c="4"/>pre_f((a - 1))))</text:p>
      <text:p text:style-name="P12"/>
      <text:p text:style-name="P12"/>
      <text:p text:style-name="P12"><text:span text:style-name="T7">$ java -jar vdmj_0.1_090114.jar -vdmsl -w -e "f(0)" -w flat.def</text:span> </text:p>
      <text:p text:style-name="P12">Parsed 1 module in 0.203 secs. No syntax errors</text:p>
      <text:p text:style-name="P12">Type checked 1 module in 0.015 secs. No type errors, suppressed 1 warning</text:p>
      <text:p text:style-name="P12">Initialized 1 module in 0.016 secs. </text:p>
      <text:p text:style-name="P12">Execution: Error 4055: Precondition failure: pre_f in (flat.def) at line 5:11</text:p>
      <text:p text:style-name="P12"><text:soft-page-break/><text:s text:c="8"/>a = 0</text:p>
      <text:p text:style-name="P12"><text:s text:c="8"/>f = (int -&gt; int)</text:p>
      <text:p text:style-name="P12"><text:s text:c="8"/>pre_f = (int +&gt; bool)</text:p>
      <text:p text:style-name="P12">In root context of f(a) in 'DEFAULT1' (console) at line 1:1</text:p>
      <text:p text:style-name="P12">In root context of interpreter in 'DEFAULT1' (flat.def) at line 3:1</text:p>
      <text:p text:style-name="P12">In root context of global environment</text:p>
      <text:p text:style-name="P12">Bye</text:p>
      <text:p text:style-name="P12"/>
      <text:p text:style-name="P12"/>
      <text:p text:style-name="P12"><text:span text:style-name="T7">$ java -jar vdmj_0.1_090114.jar -vdmsl -w -pre -e "f(0)" -w flat.def</text:span> </text:p>
      <text:p text:style-name="P12">Parsed 1 module in 0.218 secs. No syntax errors</text:p>
      <text:p text:style-name="P12">Type checked 1 module in 0.016 secs. No type errors, suppressed 1 warning</text:p>
      <text:p text:style-name="P12">Initialized 1 module in 0.015 secs. </text:p>
      <text:p text:style-name="P12">1</text:p>
      <text:p text:style-name="P12">Bye</text:p>
      <text:p text:style-name="P12">$</text:p>
      <text:p text:style-name="P12"/>
      <text:list xml:id="list29495322" text:continue-numbering="true" text:style-name="Outline">
        <text:list-item>
          <text:list>
            <text:list-item>
              <text:h text:style-name="P30" text:outline-level="2">Parsing, Type Checking, and Proof Obligations</text:h>
            </text:list-item>
          </text:list>
        </text:list-item>
      </text:list>
      <text:p text:style-name="P20">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20">A source file may contain VDM embedded in a LaTeX file; the markup is ignored by the parser, though reported line numbers will be correct.</text:p>
      <text:p text:style-name="P20">The Java program will return with an exit code of zero if the specification is clean (ignoring warnings). Parser or type checking errors result in an exit code of 1. <text:s/>The interpreter and PO generator always exit with a code of zero.</text:p>
      <text:list xml:id="list29484548" text:continue-numbering="true" text:style-name="Outline">
        <text:list-item>
          <text:list>
            <text:list-item>
              <text:h text:style-name="P30" text:outline-level="2">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20">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2"/>
      <text:p text:style-name="P13">$ java -jar vdmj_0.1_090114.jar -vdmsl -i shmem.vdm</text:p>
      <text:p text:style-name="P12">Parsed 1 module in 0.266 secs. No syntax errors</text:p>
      <text:p text:style-name="P12">Type checked in 0.047 secs. No type errors</text:p>
      <text:p text:style-name="P12">Interpreter started</text:p>
      <text:p text:style-name="P12"/>
      <text:p text:style-name="P13">&gt; help</text:p>
      <text:p text:style-name="P12">modules - list the loaded module names</text:p>
      <text:p text:style-name="P12">default &lt;module&gt; - set the default module name</text:p>
      <text:p text:style-name="P12">state - show the default module state</text:p>
      <text:p text:style-name="P12">print &lt;expression&gt; - evaluate expression</text:p>
      <text:p text:style-name="P12">assert &lt;file&gt; - run assertions from a file</text:p>
      <text:p text:style-name="P12">init - re-initialize the global environment</text:p>
      <text:p text:style-name="P12">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text:soft-page-break/>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quit - leave the interpreter</text:p>
      <text:p text:style-name="P12"/>
      <text:p text:style-name="P13">&gt; modules</text:p>
      <text:p text:style-name="P12">M (default)</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state</text:p>
      <text:p text:style-name="P12">M`Q4 = [mk_M(&lt;FREE&gt;, 0, 9999)]</text:p>
      <text:p text:style-name="Preformatted_20_Text"><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2">M`Q3 = [mk_M(&lt;FREE&gt;, 0, 9999)]</text:p>
      <text:p text:style-name="P12"/>
      <text:p text:style-name="P13">&gt; init</text:p>
      <text:p text:style-name="P12">Global context initialized</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env</text:p>
      <text:p text:style-name="P12">M`fragments = (M`Quadrant -&gt; nat)</text:p>
      <text:p text:style-name="P12">M`combine = (M`Quadrant -&gt; M`Quadrant)</text:p>
      <text:p text:style-name="P12">M`tryBest = (nat ==&gt; nat)</text:p>
      <text:p text:style-name="P12">M`seed = (nat1 ==&gt; ())</text:p>
      <text:p text:style-name="P12">M`reset = (() ==&gt; ())</text:p>
      <text:p text:style-name="P12">M`bestfit = (nat1 * M`Quadrant -&gt; nat1)</text:p>
      <text:p text:style-name="P12">M`add = (nat1 * nat1 * M`Quadrant -&gt; M`Quadrant)</text:p>
      <text:p text:style-name="P12">M`firstFit = (nat1 ==&gt; bool)</text:p>
      <text:p text:style-name="P12">M`rand = (nat1 ==&gt; nat1)</text:p>
      <text:p text:style-name="P12">M`tryFirst = (nat ==&gt; nat)</text:p>
      <text:p text:style-name="P12">M`main = (nat1 * nat1 ==&gt; seq of (&lt;SAME&gt; | &lt;BEST&gt; | &lt;FIRST&gt;))</text:p>
      <text:p text:style-name="P12">M`MAXMEM = 10000</text:p>
      <text:p text:style-name="P12">M`delete = (M`M * M`Quadrant -&gt; M`Quadrant)</text:p>
      <text:p text:style-name="P12">M`inv_M = (M`M +&gt; bool)</text:p>
      <text:p text:style-name="P12"><text:soft-page-break/>M`CHUNK = 100</text:p>
      <text:p text:style-name="P12">M`bestFit = (nat1 ==&gt; bool)</text:p>
      <text:p text:style-name="P12">M`least = (nat1 * nat1 -&gt; nat1)</text:p>
      <text:p text:style-name="P12">M`fits = (nat1 * M`Quadrant -&gt; nat1)</text:p>
      <text:p text:style-name="P12">M`init_Memory = (M`Memory +&gt; bool)</text:p>
      <text:p text:style-name="P12">M`pre_add = (nat1 * nat1 * M`Quadrant +&gt; bool)</text:p>
      <text:p text:style-name="P12"/>
      <text:p text:style-name="P13">&gt; pog</text:p>
      <text:p text:style-name="P12">Generated 36 proof obligations:</text:p>
      <text:p text:style-name="P12"/>
      <text:p text:style-name="P12">Proof Obligation 1:</text:p>
      <text:p text:style-name="P12">M`fits: cases exhaustive obligation in 'M' (shmem.vdm) at line 40:5</text:p>
      <text:p text:style-name="P12">(forall size:nat1, Q:Quadrant &amp;</text:p>
      <text:p text:style-name="P12"><text:s text:c="2"/>Q = [] or Q = [h] ^ tail)</text:p>
      <text:p text:style-name="P12"/>
      <text:p text:style-name="P12">...</text:p>
      <text:p text:style-name="P12"/>
      <text:p text:style-name="P12">Proof Obligation 35:</text:p>
      <text:p text:style-name="P12">M`tryBest: sequence apply obligation in 'M' (shmem.vdm) at line 176:27</text:p>
      <text:p text:style-name="P12">rand((len Q4)) in set inds Q4</text:p>
      <text:p text:style-name="P12"/>
      <text:p text:style-name="P12">Proof Obligation 36:</text:p>
      <text:p text:style-name="P12">M`tryBest: subtype obligation in 'M' (shmem.vdm) at line 166:1</text:p>
      <text:p text:style-name="P12">RESULT &gt;= 0</text:p>
      <text:p text:style-name="P12"/>
      <text:p text:style-name="P12">&gt; </text:p>
      <text:p text:style-name="P12"/>
      <text:p text:style-name="P12"/>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boolean expressions, one per line:</text:span></text:p>
      <text:p text:style-name="P12"/>
      <text:p text:style-name="Preformatted_20_Text"><text:span text:style-name="T3">$ cat rand.assertions</text:span><text:span text:style-name="T2"> </text:span></text:p>
      <text:p text:style-name="P12">rand(100) = 71</text:p>
      <text:p text:style-name="P12">rand(100) = 44</text:p>
      <text:p text:style-name="P12">$ </text:p>
      <text:p text:style-name="P12"><text:s text:c="2"/></text:p>
      <text:p text:style-name="P13">$ java -jar vdmj_0.1_090114.jar -vdmsl -i shmem.vdm</text:p>
      <text:p text:style-name="P12">Parsed 1 module in 0.297 secs. No syntax errors</text:p>
      <text:p text:style-name="P12">Type checked in 0.031 secs. No type errors</text:p>
      <text:p text:style-name="P12">Interpreter started</text:p>
      <text:p text:style-name="P13">&gt; assert rand.assertions</text:p>
      <text:p text:style-name="P12">PASSED all 2 assertions from rand.assertions</text:p>
      <text:p text:style-name="P13"><text:soft-page-break/>&gt; assert rand.assertions </text:p>
      <text:p text:style-name="P12">FAILED: rand(100) = 71</text:p>
      <text:p text:style-name="P12">FAILED: rand(100) = 44</text:p>
      <text:p text:style-name="P12">FAILED 2 and passed 0 assertions from rand.assertions</text:p>
      <text:p text:style-name="P13">&gt; init</text:p>
      <text:p text:style-name="P12">Global context initialized</text:p>
      <text:p text:style-name="P13">&gt; assert rand.assertions</text:p>
      <text:p text:style-name="P12">PASSED all 2 assertions from rand.assertions</text:p>
      <text:p text:style-name="P13">&gt; quit</text:p>
      <text:p text:style-name="P12">bye</text:p>
      <text:p text:style-name="P12">$ </text:p>
      <text:p text:style-name="P20"/>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parse or type check of the files, the interpreter will exit after </text:span><text:span text:style-name="T1">reload </text:span><text:span text:style-name="T2">or </text:span><text:span text:style-name="T1">load.</text:span></text:p>
      <text:p text:style-name="P20">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7">&gt; </text:p>
      <text:p text:style-name="P18"/>
      <text:p text:style-name="P18"/>
      <text:p text:style-name="P20">Most of the interpreter commands for a VDM++ specification are the same as for VDM-SL, with the following differences:</text:p>
      <text:p text:style-name="P12"/>
      <text:p text:style-name="P13">$ java -jar vdmj_0.1_090114.jar -vdmpp -i</text:p>
      <text:p text:style-name="P12">Interpreter started</text:p>
      <text:p text:style-name="P13">&gt; help</text:p>
      <text:p text:style-name="P12">classes - list the loaded class names</text:p>
      <text:p text:style-name="P12">default &lt;class&gt; - set the default class name</text:p>
      <text:p text:style-name="P12">create &lt;id&gt; := &lt;exp&gt; - create a named variable</text:p>
      <text:p text:style-name="P12">print &lt;expression&gt; - evaluate expression</text:p>
      <text:p text:style-name="P12">assert &lt;file&gt; - run assertions from a file</text:p>
      <text:p text:style-name="P12">init - re-initialize the global environment</text:p>
      <text:p text:style-name="P12">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text:soft-page-break/>quit - leave the interpreter</text:p>
      <text:p text:style-name="P12">&gt; </text:p>
      <text:p text:style-name="P12"/>
      <text:p text:style-name="P12"/>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create a new (synthetic) public static of a given name, which can then be used in further evaluations.</text:span></text:p>
      <text:p text:style-name="P20">The following example illustrates:</text:p>
      <text:p text:style-name="P12"/>
      <text:p text:style-name="P13">$ cat test.vpp</text:p>
      <text:p text:style-name="P12">class A</text:p>
      <text:p text:style-name="P12"/>
      <text:p text:style-name="P12">instance variables</text:p>
      <text:p text:style-name="P12"><text:s text:c="2"/>si:int;</text:p>
      <text:p text:style-name="P12"><text:s text:c="2"/>sj:int;</text:p>
      <text:p text:style-name="P12"><text:s text:c="2"/>public static sk:int := 123;</text:p>
      <text:p text:style-name="P12"/>
      <text:p text:style-name="P12">operations</text:p>
      <text:p text:style-name="P12"/>
      <text:p text:style-name="P12">public op: int * int ==&gt; int</text:p>
      <text:p text:style-name="P12"><text:s text:c="2"/>op(i, j) ==</text:p>
      <text:p text:style-name="P12"><text:s text:c="2"/>( si := i;</text:p>
      <text:p text:style-name="P12"><text:s text:c="4"/>sj := j;</text:p>
      <text:p text:style-name="P12"><text:s text:c="4"/>sk := i + j;</text:p>
      <text:p text:style-name="P12"><text:s text:c="4"/>return sk;</text:p>
      <text:p text:style-name="P12"><text:s text:c="2"/>);</text:p>
      <text:p text:style-name="P12"/>
      <text:p text:style-name="P12">public static test: () ==&gt; int</text:p>
      <text:p text:style-name="P12"><text:s text:c="4"/>test() == let a = new A() in a.op(1, 2);</text:p>
      <text:p text:style-name="P12"/>
      <text:p text:style-name="P12">end A</text:p>
      <text:p text:style-name="P12"/>
      <text:p text:style-name="P12"/>
      <text:p text:style-name="P13">$ java -jar vdmj_0.1_090114.jar -vdmpp -i test.vpp</text:p>
      <text:p text:style-name="Preformatted_20_Text">Parsed 1 class in 0.281 secs. No syntax errors</text:p>
      <text:p text:style-name="Preformatted_20_Text">Warning 5001: variable is not initialized: si in 'A' (test.vpp) at line 4:3</text:p>
      <text:p text:style-name="Preformatted_20_Text">Warning 5001: variable is not initialized: sj in 'A' (test.vpp) at line 5:3</text:p>
      <text:p text:style-name="Preformatted_20_Text">Type checked 1 class in 0.016 secs. No type errors and 2 warnings</text:p>
      <text:p text:style-name="Preformatted_20_Text">Initialized 1 class in 0.015 secs. </text:p>
      <text:p text:style-name="Preformatted_20_Text">Interpreter started</text:p>
      <text:p text:style-name="Preformatted_20_Text"/>
      <text:p text:style-name="P11">&gt; classes</text:p>
      <text:p text:style-name="Preformatted_20_Text">A (default)</text:p>
      <text:p text:style-name="P11">&gt; state</text:p>
      <text:p text:style-name="Preformatted_20_Text">Command not available in this context</text:p>
      <text:p text:style-name="P11">&gt; p new A()</text:p>
      <text:p text:style-name="Preformatted_20_Text">= A{#1, si:=undefined, sj:=undefined, sk:=123}</text:p>
      <text:p text:style-name="Preformatted_20_Text">Executed in 0.016 secs. </text:p>
      <text:p text:style-name="P11">&gt; env</text:p>
      <text:p text:style-name="Preformatted_20_Text">test() = (() ==&gt; int)</text:p>
      <text:p text:style-name="Preformatted_20_Text">sk = 123</text:p>
      <text:p text:style-name="P11">&gt; print test()</text:p>
      <text:p text:style-name="Preformatted_20_Text">= 3</text:p>
      <text:p text:style-name="Preformatted_20_Text">Executed in 0.0 secs. </text:p>
      <text:p text:style-name="P11">&gt; env</text:p>
      <text:p text:style-name="Preformatted_20_Text">test() = (() ==&gt; int)</text:p>
      <text:p text:style-name="Preformatted_20_Text">sk = 3</text:p>
      <text:p text:style-name="P11">&gt; p new A().op(123,456)</text:p>
      <text:p text:style-name="Preformatted_20_Text">= 579</text:p>
      <text:p text:style-name="Preformatted_20_Text"><text:soft-page-break/>Executed in 0.0 secs. </text:p>
      <text:p text:style-name="P11">&gt; env</text:p>
      <text:p text:style-name="Preformatted_20_Text">test() = (() ==&gt; int)</text:p>
      <text:p text:style-name="Preformatted_20_Text">sk = 579</text:p>
      <text:p text:style-name="P11">&gt; create a := new A()</text:p>
      <text:p text:style-name="P11"><text:span text:style-name="T4">&gt; </text:span>env</text:p>
      <text:p text:style-name="Preformatted_20_Text">test() = (() ==&gt; int)</text:p>
      <text:p text:style-name="Preformatted_20_Text">sk = 579</text:p>
      <text:p text:style-name="Preformatted_20_Text">a = A{#4, si:=undefined, sj:=undefined, sk:=579}</text:p>
      <text:p text:style-name="P11">&gt; p a.op(111,222)</text:p>
      <text:p text:style-name="Preformatted_20_Text">= 333</text:p>
      <text:p text:style-name="Preformatted_20_Text">Executed in 0.0 secs. </text:p>
      <text:p text:style-name="P11">&gt; env</text:p>
      <text:p text:style-name="Preformatted_20_Text">test() = (() ==&gt; int)</text:p>
      <text:p text:style-name="Preformatted_20_Text">sk = 333</text:p>
      <text:p text:style-name="Preformatted_20_Text">a = A{#4, si:=111, sj:=222, sk:=333}</text:p>
      <text:p text:style-name="P11">&gt; quit</text:p>
      <text:p text:style-name="Preformatted_20_Text">Bye</text:p>
      <text:p text:style-name="P12"/>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1">&gt; p new A().f(1,2)</text:p>
      <text:p text:style-name="Preformatted_20_Text"><text:soft-page-break/>= 0.5</text:p>
      <text:p text:style-name="Preformatted_20_Text">Executed in 0.036 secs. </text:p>
      <text:p text:style-name="Preformatted_20_Text">&gt; </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Coverage information is reset when a specification is loaded, or when the command </text:span><text:span text:style-name="T1">coverage clear </text:span><text:span text:style-name="T2">is executed, otherwise coverage is cumulative. If several files are loaded, the coverage for just one source file can be listed with coverage &lt;</text:span><text:span text:style-name="T1">file</text:span><text:span text:style-name="T2">&gt;.</text:span></text:p>
      <text:p text:style-name="Text_20_body"><text:span text:style-name="T2">Note that coverage of source files that contain LaTeX markup is printed </text:span><text:span text:style-name="T1">without </text:span><text:span text:style-name="T2">the markup.</text:span></text:p>
      <text:list xml:id="list29497671" text:continue-numbering="true" text:style-name="Outline">
        <text:list-item>
          <text:list>
            <text:list-item>
              <text:list>
                <text:list-item>
                  <text:h text:style-name="P32" text:outline-level="3">Suppressing Runtime Checks</text:h>
                </text:list-item>
              </text:list>
            </text:list-item>
          </text:list>
        </text:list-item>
      </text:list>
      <text:p text:style-name="P20">By default, the interpreter will evaluate all preconditions, postconditions, state and type invariants, and perform dynamic type checking when values are manipulated in a specification.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 </text:span><text:span text:style-name="T2">and </text:span><text:span text:style-name="T1">-dtc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SL) and class invariants (in VDM++). The </text:span><text:span text:style-name="T1">-dtc </text:span><text:span text:style-name="T2">option (</text:span><text:span text:style-name="T1">dynamic type checking</text:span><text:span text:style-name="T2">) is equivalent to </text:span><text:span text:style-name="T1">-inv </text:span><text:span text:style-name="T2">plus suppression of the checks that occur whenever a value of one type is assigned to another (eg. in parameter passing, result returns, in "let" definitions and binds, variable initializers etc). </text:span></text:p>
      <text:list xml:id="list29512468" text:continue-numbering="true" text:style-name="Outline">
        <text:list-item>
          <text:list>
            <text:list-item>
              <text:h text:style-name="P31" text:outline-level="2">Debugging</text:h>
              <text:list>
                <text:list-item>
                  <text:h text:style-name="P32" text:outline-level="3">Single-threaded Debugging</text:h>
                </text:list-item>
              </text:list>
            </text:list-item>
          </text:list>
        </text:list-item>
      </text:list>
      <text:p text:style-name="P20">As well as evaluating expressions and displaying the value of state variables, the interpreter is able to stop execution part way through an evaluation, and allow the evaluation to be single-stepped or traced, and intermediate values displayed.</text:p>
      <text:p text:style-name="P20">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above, we can stop on the </text:span><text:span text:style-name="T1">op </text:span><text:span text:style-name="T2">operation as follows:</text:span></text:p>
      <text:p text:style-name="P12"/>
      <text:p text:style-name="P11">&gt; break op</text:p>
      <text:p text:style-name="Preformatted_20_Text">Created break [1] in 'A' (test.vpp) at line 12:3</text:p>
      <text:p text:style-name="Preformatted_20_Text">12: <text:s text:c="3"/>( si := i;</text:p>
      <text:p text:style-name="P11">&gt; p test()</text:p>
      <text:p text:style-name="Preformatted_20_Text">Stopped break [1] in 'A' (test.vpp) at line 12:3</text:p>
      <text:p text:style-name="Preformatted_20_Text">12: <text:s text:c="3"/>( si := i;</text:p>
      <text:p text:style-name="P11">[thread 1]&gt; help</text:p>
      <text:p text:style-name="Preformatted_20_Text">step - step one expression/statement</text:p>
      <text:p text:style-name="Preformatted_20_Text">next - step over functions or operations</text:p>
      <text:p text:style-name="Preformatted_20_Text">out - run to the return of functions or operations</text:p>
      <text:p text:style-name="Preformatted_20_Text">continue - resume execution</text:p>
      <text:p text:style-name="Preformatted_20_Text">stack - display the current stack frame context</text:p>
      <text:p text:style-name="Preformatted_20_Text">up - move the stack frame context up one frame</text:p>
      <text:p text:style-name="Preformatted_20_Text">down - move the stack frame context down one frame</text:p>
      <text:p text:style-name="Preformatted_20_Text">source - list VDM source code around the current breakpoint</text:p>
      <text:p text:style-name="Preformatted_20_Text">stop - terminate the execution immediately</text:p>
      <text:p text:style-name="Preformatted_20_Text">...</text:p>
      <text:p text:style-name="Preformatted_20_Text"/>
      <text:p text:style-name="P11">[thread 1]&gt; stack</text:p>
      <text:p text:style-name="Preformatted_20_Text">Stopped at break [1] in 'A' (test.vpp) at line 12:3</text:p>
      <text:p text:style-name="Preformatted_20_Text"><text:tab/>j = 2</text:p>
      <text:p text:style-name="Preformatted_20_Text"><text:tab/>i = 1</text:p>
      <text:p text:style-name="Preformatted_20_Text"><text:tab/>A`self = A{#1, si:=undefined, sj:=undefined, sk:=123}</text:p>
      <text:p text:style-name="Preformatted_20_Text">In object context of op(i, j) in 'A' (test.vpp) at line 10:8</text:p>
      <text:p text:style-name="Preformatted_20_Text">In root context of test() in 'A' (test.vpp) at line 18:15</text:p>
      <text:p text:style-name="Preformatted_20_Text">In root context of global static scope</text:p>
      <text:p text:style-name="P11">[thread 1]&gt; source</text:p>
      <text:p text:style-name="Preformatted_20_Text">7: <text:s/></text:p>
      <text:p text:style-name="Preformatted_20_Text">8: <text:s/>operations</text:p>
      <text:p text:style-name="Preformatted_20_Text">9: <text:s/></text:p>
      <text:p text:style-name="Preformatted_20_Text">10: <text:s/>public op: int * int ==&gt; int</text:p>
      <text:p text:style-name="Preformatted_20_Text">11: <text:s text:c="3"/>op(i, j) ==</text:p>
      <text:p text:style-name="Preformatted_20_Text">12:&gt;&gt; <text:s/>( si := i;</text:p>
      <text:p text:style-name="Preformatted_20_Text">13: <text:s text:c="5"/>sj := j;</text:p>
      <text:p text:style-name="Preformatted_20_Text">14: <text:s text:c="5"/>sk := i + j;</text:p>
      <text:p text:style-name="Preformatted_20_Text">15: <text:s text:c="5"/>return sk;</text:p>
      <text:p text:style-name="Preformatted_20_Text">16: <text:s text:c="3"/>);</text:p>
      <text:p text:style-name="Preformatted_20_Text">17: <text:s/></text:p>
      <text:p text:style-name="P11">[thread 1]&gt; down</text:p>
      <text:p text:style-name="Preformatted_20_Text">In context of let statement in 'A' (test.vpp) at line 19:15</text:p>
      <text:p text:style-name="P11">[thread 1]&gt; stack</text:p>
      <text:p text:style-name="Preformatted_20_Text">Stopped at break [1] in 'A' (test.vpp) at line 12:3</text:p>
      <text:p text:style-name="Preformatted_20_Text"><text:tab/>a = A{#2, si:=undefined, sj:=undefined, sk:=123}</text:p>
      <text:p text:style-name="Preformatted_20_Text">In context of let statement in 'A' (test.vpp) at line 19:15</text:p>
      <text:p text:style-name="Preformatted_20_Text">In root context of test() in 'A' (test.vpp) at line 18:15</text:p>
      <text:p text:style-name="Preformatted_20_Text"><text:soft-page-break/>In root context of global static scope</text:p>
      <text:p text:style-name="P11">[thread 1]&gt; print a</text:p>
      <text:p text:style-name="P17">a = A{#2, si:=undefined, sj:=undefined, sk:=123}</text:p>
      <text:p text:style-name="P11">[thread 1]&gt; step</text:p>
      <text:p text:style-name="Preformatted_20_Text">Stopped in 'A' (test.vpp) at line 13:5</text:p>
      <text:p text:style-name="Preformatted_20_Text">13: <text:s text:c="5"/>sj := j;</text:p>
      <text:p text:style-name="P11">[thread 1]&gt; step</text:p>
      <text:p text:style-name="Preformatted_20_Text">Stopped in 'A' (test.vpp) at line 14:5</text:p>
      <text:p text:style-name="Preformatted_20_Text">14: <text:s text:c="5"/>sk := i + j;</text:p>
      <text:p text:style-name="P11">[thread 1]&gt; step</text:p>
      <text:p text:style-name="Preformatted_20_Text">Stopped in 'A' (test.vpp) at line 15:5</text:p>
      <text:p text:style-name="Preformatted_20_Text">15: <text:s text:c="5"/>return sk;</text:p>
      <text:p text:style-name="P11">[thread 1]&gt; step</text:p>
      <text:p text:style-name="Preformatted_20_Text">= 3</text:p>
      <text:p text:style-name="Preformatted_20_Text">Executed in 39.122 secs. </text:p>
      <text:p text:style-name="P11">&gt; list</text:p>
      <text:p text:style-name="Preformatted_20_Text">break [1] in 'A' (test.vpp) at line 12:3</text:p>
      <text:p text:style-name="Preformatted_20_Text">12: <text:s text:c="3"/>( si := i;</text:p>
      <text:p text:style-name="P11">&gt; break op i &lt; 10</text:p>
      <text:p text:style-name="Preformatted_20_Text">Created break [2] when "i &lt; 10" in 'A' (test.vpp) at line 12:3</text:p>
      <text:p text:style-name="Preformatted_20_Text">12: <text:s text:c="3"/>( si := i;</text:p>
      <text:p text:style-name="P11">&gt; print new A().op(1,2)</text:p>
      <text:p text:style-name="Preformatted_20_Text">Stopped break [2] when "i &lt; 10" in 'A' (test.vpp) at line 12:3</text:p>
      <text:p text:style-name="Preformatted_20_Text">12: <text:s text:c="3"/>( si := i;</text:p>
      <text:p text:style-name="P11">[thread 1]&gt; continue</text:p>
      <text:p text:style-name="Preformatted_20_Text">= 3</text:p>
      <text:p text:style-name="Preformatted_20_Text">Executed in 3.5 secs. </text:p>
      <text:p text:style-name="P11">&gt; print new A().op(100,200)</text:p>
      <text:p text:style-name="Preformatted_20_Text">= 300</text:p>
      <text:p text:style-name="Preformatted_20_Text">Executed in 0.0 secs. </text:p>
      <text:p text:style-name="P17">&gt; </text:p>
      <text:p text:style-name="P17"/>
      <text:p text:style-name="P14"/>
      <text:p text:style-name="P20">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text:p>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text:span></text:p>
      <text:p text:style-name="P12"/>
      <text:p text:style-name="P11">&gt; list</text:p>
      <text:p text:style-name="Preformatted_20_Text">break [2] when "i &lt; 10" in 'A' (test.vpp) at line 12:3</text:p>
      <text:p text:style-name="Preformatted_20_Text">12: <text:s text:c="3"/>( si := i;</text:p>
      <text:p text:style-name="P11">&gt; trace 14 sk</text:p>
      <text:p text:style-name="Preformatted_20_Text">Created trace [3] show "sk" in 'A' (test.vpp) at line 14:5</text:p>
      <text:p text:style-name="Preformatted_20_Text">14: <text:s text:c="5"/>sk := i + j;</text:p>
      <text:p text:style-name="P11">&gt; remove 2</text:p>
      <text:p text:style-name="Preformatted_20_Text">Cleared break [2] when "i &lt; 10" in 'A' (test.vpp) at line 12:3</text:p>
      <text:p text:style-name="Preformatted_20_Text">12: <text:s text:c="3"/>( si := i;</text:p>
      <text:p text:style-name="P11">&gt; p test()</text:p>
      <text:p text:style-name="Preformatted_20_Text">sk = 300 at [3]</text:p>
      <text:p text:style-name="Preformatted_20_Text">= 3</text:p>
      <text:p text:style-name="Preformatted_20_Text">Executed in 0.0 secs. </text:p>
      <text:p text:style-name="Preformatted_20_Text">&gt;</text:p>
      <text:p text:style-name="P12"/>
      <text:p text:style-name="P20">Note that new breakpoints and tracepoints can be set when stopped in the debugger (ie. when the command prompt is “[thread n]&gt;”). <text:s/>Setting a trace or breakpoint at the same location as an existing one replaces the existing one silently.</text:p>
      <text:p text:style-name="P20"><text:soft-page-break/>Some commonly used commands can be abbreviated to a single letter: s for step, n for next, o for out, p for print, c for continue.</text:p>
      <text:p text:style-name="P20">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1">&gt; p new A().f(1,2)</text:p>
      <text:p text:style-name="Preformatted_20_Text">= 0.5</text:p>
      <text:p text:style-name="Preformatted_20_Text">Executed in 0.0 secs. </text:p>
      <text:p text:style-name="P11">&gt; p new A().f(2,0)</text:p>
      <text:p text:style-name="Preformatted_20_Text">Runtime: Error 4134: Infinite trouble in 'A' (test.vpp) at line 4:17</text:p>
      <text:p text:style-name="Preformatted_20_Text">Stopped in 'A' (test.vpp) at line 4:17</text:p>
      <text:p text:style-name="Preformatted_20_Text">4: <text:s/><text:tab/>f(x, y) == x/y</text:p>
      <text:p text:style-name="P11">[thread 1]&gt; source</text:p>
      <text:p text:style-name="Preformatted_20_Text">1: <text:s/>class A</text:p>
      <text:p text:style-name="Preformatted_20_Text">2: <text:s/>functions</text:p>
      <text:p text:style-name="Preformatted_20_Text">3: <text:s/>public f: int * int -&gt; real</text:p>
      <text:p text:style-name="Preformatted_20_Text">4:&gt;&gt;<text:tab/>f(x, y) == x/y</text:p>
      <text:p text:style-name="Preformatted_20_Text">5: <text:s/></text:p>
      <text:p text:style-name="Preformatted_20_Text">6: <text:s/>end A</text:p>
      <text:p text:style-name="Preformatted_20_Text">7: <text:s/>~</text:p>
      <text:p text:style-name="P11">[thread 1]&gt; p x</text:p>
      <text:p text:style-name="Preformatted_20_Text">x = 2</text:p>
      <text:p text:style-name="P11">[thread 1]&gt; p y</text:p>
      <text:p text:style-name="Preformatted_20_Text">y = 0</text:p>
      <text:p text:style-name="P11">[thread 1]&gt; continue</text:p>
      <text:p text:style-name="Preformatted_20_Text">&gt; </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29496282" text:continue-numbering="true" text:style-name="Outline">
        <text:list-item>
          <text:list>
            <text:list-item>
              <text:list>
                <text:list-item>
                  <text:h text:style-name="Heading_20_3" text:outline-level="3">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read 1]".</text:p>
      <text:p text:style-name="Text_20_body">VDM++ specifications can create multiple threads, and the debugger provides some support for multi-threaded debugging.</text:p>
      <text:p text:style-name="Text_20_body">The basic principles and most debugging commands are the same as the single threaded case. There is an extra command available, “threads”, which displays the status of any active threads (ie. those in addition to the main thread, which is always number 1).</text:p>
      <text:p text:style-name="Text_20_body">When a breakpoint is reached, all threads will be suspended. Single stepping will then advance the current thread, while the others remain blocked. Using the “continue” command will resume all threads. <text:s/>In practice, there is a race to gain control of the console at a breakpoint, and multiple threads can reach the same breakpoint together. When this happens, single stepping may flip to one of the other threads, which can be confusing. The current thread is shown in the debugger prompt.</text:p>
      <text:p text:style-name="Text_20_body">If any thread encounters a runtime error, then all threads are aborted. If the main thread terminates, all threads are aborted.</text:p>
      <text:p text:style-name="Text_20_body">The following debug session illustrates some of the techniques – the specification contains three threads which print out their thread IDs once a second (see the listing at the end of the section):</text:p>
      <text:p text:style-name="Preformatted_20_Text"><text:soft-page-break/></text:p>
      <text:p text:style-name="P11">&gt; break op</text:p>
      <text:p text:style-name="Preformatted_20_Text">Created break [1] in 'A' (test.vpp) at line 35:9</text:p>
      <text:p text:style-name="Preformatted_20_Text">35: <text:s/><text:tab/><text:tab/>(</text:p>
      <text:p text:style-name="P11">&gt; p new A().run()</text:p>
      <text:p text:style-name="Preformatted_20_Text">Stopped break [1] in 'A' (test.vpp) at line 35:9</text:p>
      <text:p text:style-name="Preformatted_20_Text">35: <text:s/><text:tab/><text:tab/>(</text:p>
      <text:p text:style-name="P11">[thread 9]&gt; n</text:p>
      <text:p text:style-name="Preformatted_20_Text">Stopped in 'A' (test.vpp) at line 36:17</text:p>
      <text:p text:style-name="Preformatted_20_Text">36: <text:s/><text:tab/><text:tab/><text:tab/>new IO().print("Thread " ^ str(threadid) ^ "...");</text:p>
      <text:p text:style-name="P11">[thread 9]&gt; n</text:p>
      <text:p text:style-name="Preformatted_20_Text">Stopped break [1] in 'A' (test.vpp) at line 35:9</text:p>
      <text:p text:style-name="Preformatted_20_Text">35: <text:s/><text:tab/><text:tab/>(</text:p>
      <text:p text:style-name="P11">[thread 8]&gt; n</text:p>
      <text:p text:style-name="Preformatted_20_Text">Stopped in 'A' (test.vpp) at line 36:17</text:p>
      <text:p text:style-name="Preformatted_20_Text">36: <text:s/><text:tab/><text:tab/><text:tab/>new IO().print("Thread " ^ str(threadid) ^ "...");</text:p>
      <text:p text:style-name="P11">[thread 8]&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threads</text:p>
      <text:p text:style-name="Preformatted_20_Text">Thread 8, self #2, class A, state SUSPENDED</text:p>
      <text:p text:style-name="Preformatted_20_Text">Thread 9, self #3, class A, state SUSPENDED</text:p>
      <text:p text:style-name="Preformatted_20_Text">Thread 10, self #4, class A, state SUSPENDED</text:p>
      <text:p text:style-name="P16">[thread 10]&gt; c</text:p>
      <text:p text:style-name="P11">Thread 8...</text:p>
      <text:p text:style-name="P11">Thread 9...</text:p>
      <text:p text:style-name="Preformatted_20_Text">Stopped break [1] in 'A' (test.vpp) at line 35:9</text:p>
      <text:p text:style-name="Preformatted_20_Text">35: <text:s/><text:tab/><text:tab/>(</text:p>
      <text:p text:style-name="P16">[thread 10]&gt; remove 1</text:p>
      <text:p text:style-name="Preformatted_20_Text">Cleared break [1] in 'A' (test.vpp) at line 35:9</text:p>
      <text:p text:style-name="Preformatted_20_Text">35: <text:s/><text:tab/><text:tab/>(</text:p>
      <text:p text:style-name="P11">[thread 10]&gt; c</text:p>
      <text:p text:style-name="Preformatted_20_Text">Stopped in 'A' (test.vpp) at line 37:13</text:p>
      <text:p text:style-name="Preformatted_20_Text">37: <text:s/><text:tab/><text:tab/><text:tab/>skip</text:p>
      <text:p text:style-name="P11">[thread 9]&gt; c</text:p>
      <text:p text:style-name="Preformatted_20_Text">Stopped in 'A' (test.vpp) at line 37:13</text:p>
      <text:p text:style-name="Preformatted_20_Text">37: <text:s/><text:tab/><text:tab/><text:tab/>skip</text:p>
      <text:p text:style-name="P11">[thread 8]&gt; c</text:p>
      <text:p text:style-name="P11">Thread 10...</text:p>
      <text:p text:style-name="P11">Thread 9...</text:p>
      <text:p text:style-name="P11">Thread 8...</text:p>
      <text:p text:style-name="P11">Thread 10...</text:p>
      <text:p text:style-name="P11">Thread 9...</text:p>
      <text:p text:style-name="P11">Thread 8...</text:p>
      <text:p text:style-name="P11">Thread 10...</text:p>
      <text:p text:style-name="P11">Thread 9...</text:p>
      <text:p text:style-name="P11">Thread 8...</text:p>
      <text:p text:style-name="P11"><text:soft-page-break/>...etc</text:p>
      <text:p text:style-name="P11"/>
      <text:p text:style-name="P17"/>
      <text:p text:style-name="Text_20_body">The operation, “op”, calls the IO class to print out its thread ID, followed by a skip statement. This is then executed periodically by three threads, numbers 8, 9 and 10 (see specification below).</text:p>
      <text:p text:style-name="Text_20_body">The breakpoint on “op” first stops thread 9. But behind the scenes, threads 8 and 10 have also stopped at the breakpoint – they just don’t have control of the console. So a series of “next” commands eventually reveals all three threads have stopped at the same place. Thread 10 is the one to carry on after more “next” commands and actually print out <text:s/>“Thread 10...”, and subsequent “next” commands would only advance thread 10 (ie. threads 8 and 9 are now suspended). The “threads” command reveals this.</text:p>
      <text:p text:style-name="Text_20_body">A “continue” lets threads 8 and 9 print out their messages, and all threads resume before stopping at the breakpoint again, which happens to be in thread 10 first. The breakpoint is then removed, and a “continue” given, but once again threads 8 and 9 have also reached the breakpoint (just removed), and so they gain control of the console immediately. Two further “continue” commands allows all threads to continue, and the expected output scrolls up the screen.</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new IO().print("Thread " ^ str(threadid) ^ "...");</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29494550"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known as <text:span text:style-name="T1">Combinatorial Testing</text:span><text:span text:style-name="T2"> [7].</text:span></text:p>
      <text:p text:style-name="P20">The idea behind combinatorial testing is that classes can be tested by making a sequence of calls on the public interface of an instance of the class, but that the number of sensible sequences of operation calls is too great to be written out by hand, requiring automatic generation support.</text:p>
      <text:p text:style-name="Text_20_body"><text:span text:style-name="T2">To provide this, a class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20">For example:</text:p>
      <text:p text:style-name="P12"/>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2">class Tester</text:p>
      <text:p text:style-name="P12">instance variables</text:p>
      <text:p text:style-name="P12"><text:tab/>obj:Tested := new Tested();</text:p>
      <text:p text:style-name="P12"/>
      <text:p text:style-name="P12">traces</text:p>
      <text:p text:style-name="P12"><text:tab/>test1: obj.op1();</text:p>
      <text:p text:style-name="P12"><text:tab/>test2: obj.op1(); obj.op1(); obj.op1();</text:p>
      <text:p text:style-name="P12"/>
      <text:p text:style-name="P12">end Tester</text:p>
      <text:p text:style-name="P12"/>
      <text:p text:style-name="P12"/>
      <text:p text:style-name="P20">This defines a class called Tester which is designed to test the class Tested. Notice that the Tester creates an instance of the object to be tested (obj) and that this object is referenced in the trace clauses, where a sequence of operation calls are specified. In VDMJ, each of the two traces (test1 and test2) causes a public static operation to be defined in the class with the same name; calling these operations causes the trace definitions to be executed.</text:p>
      <text:p text:style-name="P20">If this specification is loaded into the VDMJ interpreter, the following output is produced:</text:p>
      <text:p text:style-name="P12"/>
      <text:p text:style-name="P13">&gt; p Tester`test1()</text:p>
      <text:p text:style-name="Preformatted_20_Text">Test 1 = obj.op1()</text:p>
      <text:p text:style-name="Preformatted_20_Text">Result = [1, PASSED]</text:p>
      <text:p text:style-name="Preformatted_20_Text">= ()</text:p>
      <text:p text:style-name="Preformatted_20_Text">Executed in 0.016 secs.</text:p>
      <text:p text:style-name="Preformatted_20_Text"/>
      <text:p text:style-name="P11">&gt; p Tester`test2()</text:p>
      <text:p text:style-name="Preformatted_20_Text">Test 1 = obj.op1(); obj.op1(); obj.op1()</text:p>
      <text:p text:style-name="Preformatted_20_Text">Result = [1, 2, 3, PASSED]</text:p>
      <text:p text:style-name="Preformatted_20_Text">= ()</text:p>
      <text:p text:style-name="Preformatted_20_Text">Executed in 0.0 secs.</text:p>
      <text:p text:style-name="Preformatted_20_Text"/>
      <text:p text:style-name="Preformatted_20_Text"/>
      <text:p text:style-name="Text_20_body">Each operation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oft-page-break/><text:span text:style-name="T2">on how the test sequence completed.</text:span></text:p>
      <text:p text:style-name="P20">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2"/>
      <text:p text:style-name="Preformatted_20_Text"><text:span text:style-name="T2"><text:tab/>test2: obj.op1()</text:span><text:span text:style-name="T3">{1,5}</text:span></text:p>
      <text:p text:style-name="P12"/>
      <text:p text:style-name="P12"/>
      <text:p text:style-name="P20">That indicates that the op1 call is to be made once, then twice, then three times and so on, up to five times – ie. this single trace specification actually describes five separate tests:</text:p>
      <text:p text:style-name="P12"/>
      <text:p text:style-name="P13">&gt; p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0">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20">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36"><text:tab/><text:tab/>let x in set {1,...,10} be <text:span text:style-name="T4">st</text:span> x <text:span text:style-name="T4">mod</text:span> 2 = 0 in</text:p>
      <text:p text:style-name="Preformatted_20_Text"><text:tab/><text:tab/><text:tab/>let y = x + 1 in</text:p>
      <text:p text:style-name="P36"><text:tab/><text:tab/><text:tab/><text:tab/>(<text:span text:style-name="T4">obj</text:span>.op1(); <text:span text:style-name="T4">obj</text:span>.op2(x,y){1,2} | <text:span text:style-name="T4">obj</text:span>.op1())</text:p>
      <text:p text:style-name="P36"/>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1">&gt; p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xt:soft-page-break/>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reformatted_20_Text"><text:span text:style-name="T5">Executed in 0.032 secs.</text:span></text:p>
      <text:p text:style-name="Preformatted_20_Text"><text:span text:style-name="T5"/></text:p>
      <text:p text:style-name="Preformatted_20_Text"><text:span text:style-name="T5"/></text:p>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36"><text:tab/>public op2: <text:span text:style-name="T4">int</text:span> * <text:span text:style-name="T4">int</text:span> ==&gt; <text:span text:style-name="T4">int</text:span></text:p>
      <text:p text:style-name="P36"><text:tab/><text:tab/>op2(x, y) == ( total := total + x + y; return total; )</text:p>
      <text:p text:style-name="P36"><text:tab/><text:tab/>post total &lt; 10;</text:p>
      <text:p text:style-name="Preformatted_20_Text">...</text:p>
      <text:p text:style-name="Preformatted_20_Text"/>
      <text:p text:style-name="P11">&gt; p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7">FAILED</text:span>]</text:p>
      <text:p text:style-name="Preformatted_20_Text">Test 5 = obj.Tested`op1(); obj.Tested`op2(4, 5); obj.Tested`op2(4, 5)</text:p>
      <text:p text:style-name="Preformatted_20_Text">Test 5 <text:span text:style-name="T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29498697"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1">$ java -jar vdmj_0.1_08111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1">$ java -jar vdmj_0.1_08111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1">$ java -jar vdmj_0.1_08111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1">$ java -jar vdmj_0.1_08111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7">&gt; </text:p>
      <text:p text:style-name="Preformatted_20_Text"/>
      <text:p text:style-name="Text_20_body">Appendix B lists the character set names that may be used with -c or -t.</text:p>
      <text:list xml:id="list29503175"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0">Note that it can be very CPU intensive:</text:p>
      <text:p text:style-name="P19"/>
      <text:p text:style-name="P12">&gt; p main(5, 100)</text:p>
      <text:p text:style-name="Preformatted_20_Text">= [&lt;FIRST&gt;, &lt;SAME&gt;, &lt;FIRST&gt;, &lt;BEST&gt;, &lt;FIRST&gt;]</text:p>
      <text:p text:style-name="Preformatted_20_Text">Executed in 34.344 secs. </text:p>
      <text:p text:style-name="P17">&gt;</text:p>
      <text:p text:style-name="P17"/>
      <text:p text:style-name="P17"/>
      <text:p text:style-name="P15">module M</text:p>
      <text:p text:style-name="Preformatted_20_Text">exports all</text:p>
      <text:p text:style-name="Preformatted_20_Text">definitions</text:p>
      <text:p text:style-name="Preformatted_20_Text">types</text:p>
      <text:p text:style-name="Preformatted_20_Text"/>
      <text:p text:style-name="Preformatted_20_Text">Quadrant = seq of M</text:p>
      <text:p text:style-name="Preformatted_20_Text">-- inv Q == forall a in set elems Q &amp;</text:p>
      <text:p text:style-name="Preformatted_20_Text">--<text:tab/><text:tab/><text:tab/>(not exists b in set elems Q \ {a} &amp;</text:p>
      <text:p text:style-name="Preformatted_20_Text">--<text:tab/><text:tab/><text:tab/><text:tab/>(b.start &gt;= a.start and b.start &lt;= a.stop) or</text:p>
      <text:p text:style-name="Preformatted_20_Text">--<text:tab/><text:tab/><text:tab/><text:tab/>(b.stop <text:s/>&gt;= a.start and b.stop <text:s/>&lt;= a.stop))</text:p>
      <text:p text:style-name="Preformatted_20_Text">;</text:p>
      <text:p text:style-name="Preformatted_20_Text"/>
      <text:p text:style-name="Preformatted_20_Text">M ::</text:p>
      <text:p text:style-name="Preformatted_20_Text"><text:tab/>type:<text:tab/><text:tab/>&lt;USED&gt; | &lt;FREE&gt;</text:p>
      <text:p text:style-name="Preformatted_20_Text"><text:tab/>start:<text:tab/>nat</text:p>
      <text:p text:style-name="Preformatted_20_Text"><text:tab/>stop:<text:tab/><text:tab/>nat</text:p>
      <text:p text:style-name="Preformatted_20_Text">inv mk_M(-, a, b) == (b &gt;= a)</text:p>
      <text:p text:style-name="Preformatted_20_Text"/>
      <text:p text:style-name="Preformatted_20_Text"/>
      <text:p text:style-name="Preformatted_20_Text">state Memory of</text:p>
      <text:p text:style-name="Preformatted_20_Text"><text:tab/>rseed: int</text:p>
      <text:p text:style-name="Preformatted_20_Text"><text:tab/>Q3: Quadrant</text:p>
      <text:p text:style-name="Preformatted_20_Text"><text:tab/>Q4: Quadrant</text:p>
      <text:p text:style-name="Preformatted_20_Text"/>
      <text:p text:style-name="Preformatted_20_Text">inv mk_Memory(-, q3, q4) == len q3 &gt; 0 and len q4 &gt; 0</text:p>
      <text:p text:style-name="Preformatted_20_Text"/>
      <text:p text:style-name="Preformatted_20_Text">init q == q = mk_Memory(</text:p>
      <text:p text:style-name="Preformatted_20_Text"><text:tab/><text:tab/>87654321,</text:p>
      <text:p text:style-name="Preformatted_20_Text"><text:tab/><text:tab/>[mk_M(&lt;FREE&gt;, 0, MAXMEM-1)],</text:p>
      <text:p text:style-name="Preformatted_20_Text"><text:tab/><text:tab/>[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sizeof: M -&gt; nat1</text:p>
      <text:p text:style-name="Preformatted_20_Text"><text:tab/>sizeof(m) == m.stop - m.start + 1;</text:p>
      <text:p text:style-name="Preformatted_20_Text"/>
      <text:p text:style-name="Preformatted_20_Text">least: nat1 * nat1 -&gt; nat1</text:p>
      <text:p text:style-name="Preformatted_20_Text"><text:tab/>least(a, b) == if a &lt; b then a else b;</text:p>
      <text:p text:style-name="Preformatted_20_Text"><text:tab/></text:p>
      <text:p text:style-name="Preformatted_20_Text">spacefor: nat1 * Quadrant -&gt; nat1</text:p>
      <text:p text:style-name="Preformatted_20_Text">spacefor(size, Q) ==</text:p>
      <text:p text:style-name="Preformatted_20_Text"><text:soft-page-break/><text:tab/>cases Q:</text:p>
      <text:p text:style-name="Preformatted_20_Text"><text:tab/><text:tab/>[] -&gt; MAXMEM + 1,</text:p>
      <text:p text:style-name="Preformatted_20_Text"><text:tab/><text:tab/>[h] ^ tail -&gt;</text:p>
      <text:p text:style-name="Preformatted_20_Text"><text:tab/><text:tab/><text:tab/>if h.type = &lt;FREE&gt; and sizeof(h) &gt;= size</text:p>
      <text:p text:style-name="Preformatted_20_Text"><text:tab/><text:tab/><text:tab/>then sizeof(h) else spacefor(size, tail)</text:p>
      <text:p text:style-name="Preformatted_20_Text"><text:tab/>end;</text:p>
      <text:p text:style-name="Preformatted_20_Text"><text:tab/></text:p>
      <text:p text:style-name="Preformatted_20_Text">bestfit: nat1 * Quadrant -&gt; nat1</text:p>
      <text:p text:style-name="Preformatted_20_Text">bestfit(size, Q) ==</text:p>
      <text:p text:style-name="Preformatted_20_Text"><text:tab/>cases Q:</text:p>
      <text:p text:style-name="Preformatted_20_Text"><text:tab/><text:tab/>[] -&gt; MAXMEM + 1,<text:tab/>-- as we're looking for the smallest</text:p>
      <text:p text:style-name="Preformatted_20_Text"><text:tab/><text:tab/>[h] ^ tail -&gt;</text:p>
      <text:p text:style-name="Preformatted_20_Text"><text:tab/><text:tab/><text:tab/>if h.type = &lt;FREE&gt; and sizeof(h) &gt;= size</text:p>
      <text:p text:style-name="Preformatted_20_Text"><text:tab/><text:tab/><text:tab/>then least(sizeof(h), bestfit(size, tail))</text:p>
      <text:p text:style-name="Preformatted_20_Text"><text:tab/><text:tab/><text:tab/>else bestfit(size, tail)</text:p>
      <text:p text:style-name="Preformatted_20_Text"><text:tab/>end;</text:p>
      <text:p text:style-name="Preformatted_20_Text"><text:tab/></text:p>
      <text:p text:style-name="Preformatted_20_Text">add: nat1 * nat1 * Quadrant -&gt; Quadrant</text:p>
      <text:p text:style-name="Preformatted_20_Text">add(size, hole, Q) ==</text:p>
      <text:p text:style-name="Preformatted_20_Text"><text:tab/>cases Q:</text:p>
      <text:p text:style-name="Preformatted_20_Text"><text:tab/><text:tab/>[h] ^ tail -&gt;</text:p>
      <text:p text:style-name="Preformatted_20_Text"><text:tab/><text:tab/><text:tab/>if h.type = &lt;FREE&gt; and sizeof(h) = hole then</text:p>
      <text:p text:style-name="Preformatted_20_Text"><text:tab/><text:tab/><text:tab/><text:tab/>if hole = size then</text:p>
      <text:p text:style-name="Preformatted_20_Text"><text:tab/><text:tab/><text:tab/><text:tab/><text:tab/>[mk_M(&lt;USED&gt;, h.start, h.stop)] ^ tail</text:p>
      <text:p text:style-name="Preformatted_20_Text"><text:tab/><text:tab/><text:tab/><text:tab/>else</text:p>
      <text:p text:style-name="Preformatted_20_Text"><text:tab/><text:tab/><text:tab/> <text:tab/><text:tab/>[mk_M(&lt;USED&gt;, h.start, h.start + size - 1),</text:p>
      <text:p text:style-name="Preformatted_20_Text"><text:tab/><text:tab/><text:tab/> <text:tab/><text:tab/> mk_M(&lt;FREE&gt;, h.start + size, h.stop)] ^ tail</text:p>
      <text:p text:style-name="Preformatted_20_Text"><text:tab/><text:tab/><text:tab/>else</text:p>
      <text:p text:style-name="Preformatted_20_Text"><text:tab/><text:tab/><text:tab/><text:tab/>[h] ^ add(size, hole, tail),</text:p>
      <text:p text:style-name="Preformatted_20_Text"><text:tab/><text:tab/><text:tab/> </text:p>
      <text:p text:style-name="Preformatted_20_Text"><text:tab/><text:tab/>others -&gt; Q</text:p>
      <text:p text:style-name="Preformatted_20_Text"><text:tab/>end</text:p>
      <text:p text:style-name="Preformatted_20_Text"><text:tab/>pre hole &gt;= size;</text:p>
      <text:p text:style-name="Preformatted_20_Text"><text:tab/></text:p>
      <text:p text:style-name="Preformatted_20_Text">combine: Quadrant -&gt; Quadrant</text:p>
      <text:p text:style-name="Preformatted_20_Text">combine(Q) ==</text:p>
      <text:p text:style-name="Preformatted_20_Text"><text:tab/>cases Q:</text:p>
      <text:p text:style-name="Preformatted_20_Text"><text:tab/><text:tab/>[h1, h2] ^ tail -&gt;</text:p>
      <text:p text:style-name="Preformatted_20_Text"><text:tab/><text:tab/><text:tab/>if h1.type = &lt;FREE&gt; and h2.type = &lt;FREE&gt;</text:p>
      <text:p text:style-name="Preformatted_20_Text"><text:tab/><text:tab/><text:tab/>then combine([mk_M(&lt;FREE&gt;, h1.start, h2.stop)] ^ tail)</text:p>
      <text:p text:style-name="Preformatted_20_Text"><text:tab/><text:tab/><text:tab/>else [h1] ^ combine(tl Q),</text:p>
      <text:p text:style-name="Preformatted_20_Text"><text:tab/><text:tab/>others -&gt; Q </text:p>
      <text:p text:style-name="Preformatted_20_Text"><text:tab/>end;</text:p>
      <text:p text:style-name="Preformatted_20_Text"/>
      <text:p text:style-name="Preformatted_20_Text">delete: M * Quadrant -&gt; Quadrant</text:p>
      <text:p text:style-name="Preformatted_20_Text">delete(item, Q) ==</text:p>
      <text:p text:style-name="Preformatted_20_Text"><text:tab/>if hd Q = item</text:p>
      <text:p text:style-name="Preformatted_20_Text"><text:tab/>then</text:p>
      <text:p text:style-name="Preformatted_20_Text"><text:tab/><text:tab/>combine([mk_M(&lt;FREE&gt;, item.start, item.stop)] ^ tl Q)</text:p>
      <text:p text:style-name="Preformatted_20_Text"><text:tab/>else</text:p>
      <text:p text:style-name="Preformatted_20_Text"><text:tab/><text:tab/>[hd Q] ^ delete(item, tl Q);</text:p>
      <text:p text:style-name="Preformatted_20_Text"/>
      <text:p text:style-name="Preformatted_20_Text">fragments: Quadrant -&gt; nat</text:p>
      <text:p text:style-name="Preformatted_20_Text">fragments(Q) ==</text:p>
      <text:p text:style-name="Preformatted_20_Text"><text:tab/>card {x | x in set elems Q &amp; x.type = &lt;FREE&gt;} - 1;</text:p>
      <text:p text:style-name="Preformatted_20_Text"/>
      <text:p text:style-name="Preformatted_20_Text">operations</text:p>
      <text:p text:style-name="Preformatted_20_Text"/>
      <text:p text:style-name="Preformatted_20_Text">seed: nat1 ==&gt; ()</text:p>
      <text:p text:style-name="Preformatted_20_Text"><text:tab/>seed(n) == rseed := n;</text:p>
      <text:p text:style-name="Preformatted_20_Text"><text:tab/></text:p>
      <text:p text:style-name="Preformatted_20_Text">inc: () ==&gt; ()</text:p>
      <text:p text:style-name="Preformatted_20_Text"><text:tab/>inc() ==</text:p>
      <text:p text:style-name="Preformatted_20_Text"><text:tab/><text:tab/>for i = 1 to rseed mod 7 + 3 do</text:p>
      <text:p text:style-name="Preformatted_20_Text"><text:tab/><text:tab/><text:tab/>rseed := (rseed * 69069 + 5) mod 4294967296;</text:p>
      <text:p text:style-name="Preformatted_20_Text"/>
      <text:p text:style-name="Preformatted_20_Text"><text:soft-page-break/>rand: nat1 ==&gt; nat1</text:p>
      <text:p text:style-name="Preformatted_20_Text">rand(n) ==</text:p>
      <text:p text:style-name="Preformatted_20_Text">(</text:p>
      <text:p text:style-name="Preformatted_20_Text"><text:tab/>inc();</text:p>
      <text:p text:style-name="Preformatted_20_Text"><text:tab/>return rseed mod n + 1;</text:p>
      <text:p text:style-name="Preformatted_20_Text">);</text:p>
      <text:p text:style-name="Preformatted_20_Text"/>
      <text:p text:style-name="Preformatted_20_Text">FirstFit: nat1 ==&gt; bool</text:p>
      <text:p text:style-name="Preformatted_20_Text">FirstFit(size) ==</text:p>
      <text:p text:style-name="Preformatted_20_Text">(</text:p>
      <text:p text:style-name="Preformatted_20_Text"><text:tab/>let q4 = spacefor(size, Q4) in</text:p>
      <text:p text:style-name="Preformatted_20_Text"><text:tab/><text:tab/>if q4 &lt;= MAXMEM</text:p>
      <text:p text:style-name="Preformatted_20_Text"><text:tab/><text:tab/>then Q4 := add(size, q4, Q4)</text:p>
      <text:p text:style-name="Preformatted_20_Text"><text:tab/><text:tab/>else let q3 = spacefor(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BestFit: nat1 ==&gt; bool</text:p>
      <text:p text:style-name="Preformatted_20_Text">BestFit(size) ==</text:p>
      <text:p text:style-name="Preformatted_20_Text">(</text:p>
      <text:p text:style-name="Preformatted_20_Text"><text:tab/>let q4 = bestfit(size, Q4) in</text:p>
      <text:p text:style-name="Preformatted_20_Text"><text:tab/><text:tab/>if q4 &lt;= MAXMEM</text:p>
      <text:p text:style-name="Preformatted_20_Text"><text:tab/><text:tab/>then Q4 := add(size, q4, Q4)</text:p>
      <text:p text:style-name="Preformatted_20_Text"><text:tab/><text:tab/>else let q3 = bestfit(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Reset: () ==&gt; ()</text:p>
      <text:p text:style-name="Preformatted_20_Text">Reset() ==</text:p>
      <text:p text:style-name="Preformatted_20_Text">(</text:p>
      <text:p text:style-name="Preformatted_20_Text"><text:tab/>Q3 := [mk_M(&lt;FREE&gt;, 0, MAXMEM-1)];</text:p>
      <text:p text:style-name="Preformatted_20_Text"><text:tab/>Q4 := [mk_M(&lt;FREE&gt;, 0, MAXMEM-1)];</text:p>
      <text:p text:style-name="Preformatted_20_Text">);</text:p>
      <text:p text:style-name="Preformatted_20_Text"/>
      <text:p text:style-name="Preformatted_20_Text">DeleteOne: () ==&gt; ()</text:p>
      <text:p text:style-name="Preformatted_20_Text">DeleteOne() ==</text:p>
      <text:p text:style-name="Preformatted_20_Text">(</text:p>
      <text:p text:style-name="Preformatted_20_Text"><text:tab/>if rand(2) = 1</text:p>
      <text:p text:style-name="Preformatted_20_Text"><text:tab/>then</text:p>
      <text:p text:style-name="Preformatted_20_Text"><text:tab/><text:tab/>let i = rand(len Q3) in</text:p>
      <text:p text:style-name="Preformatted_20_Text"><text:tab/><text:tab/><text:tab/>if Q3(i).type = &lt;USED&gt;</text:p>
      <text:p text:style-name="Preformatted_20_Text"><text:tab/><text:tab/><text:tab/>then Q3 := delete(Q3(i), Q3)</text:p>
      <text:p text:style-name="Preformatted_20_Text"><text:tab/><text:tab/><text:tab/>else DeleteOne()</text:p>
      <text:p text:style-name="Preformatted_20_Text"><text:tab/>else</text:p>
      <text:p text:style-name="Preformatted_20_Text"><text:tab/><text:tab/>let i = rand(len Q4) in</text:p>
      <text:p text:style-name="Preformatted_20_Text"><text:tab/><text:tab/><text:tab/>if Q4(i).type = &lt;USED&gt;</text:p>
      <text:p text:style-name="Preformatted_20_Text"><text:tab/><text:tab/><text:tab/>then Q4 := delete(Q4(i), Q4)</text:p>
      <text:p text:style-name="Preformatted_20_Text"><text:tab/><text:tab/><text:tab/>else DeleteOne()</text:p>
      <text:p text:style-name="Preformatted_20_Text">)</text:p>
      <text:p text:style-name="Preformatted_20_Text">pre (exists m in set elems Q3 &amp; m.type = &lt;USED&gt;) or</text:p>
      <text:p text:style-name="Preformatted_20_Text"><text:tab/>(exists m in set elems Q4 &amp; m.type = &lt;USED&gt;);</text:p>
      <text:p text:style-name="Preformatted_20_Text"/>
      <text:p text:style-name="Preformatted_20_Text">TryFirst: nat ==&gt; nat</text:p>
      <text:p text:style-name="Preformatted_20_Text">TryFirst(loops) ==</text:p>
      <text:p text:style-name="Preformatted_20_Text">(</text:p>
      <text:p text:style-name="Preformatted_20_Text"><text:tab/>dcl count:int := 0;</text:p>
      <text:p text:style-name="Preformatted_20_Text"><text:tab/></text:p>
      <text:p text:style-name="Preformatted_20_Text"><text:tab/>while count &lt; loops and FirstFit(rand(CHUNK)) do</text:p>
      <text:p text:style-name="Preformatted_20_Text"><text:soft-page-break/><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TryBest: nat ==&gt; nat</text:p>
      <text:p text:style-name="Preformatted_20_Text">TryBest(loops) ==</text:p>
      <text:p text:style-name="Preformatted_20_Text">(</text:p>
      <text:p text:style-name="Preformatted_20_Text"><text:tab/>dcl count:int := 0;</text:p>
      <text:p text:style-name="Preformatted_20_Text"><text:tab/></text:p>
      <text:p text:style-name="Preformatted_20_Text"><text:tab/>while count &lt; loops and BestFit(rand(CHUNK)) do</text:p>
      <text:p text:style-name="Preformatted_20_Text"><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main: nat1 * nat1 ==&gt; seq of (&lt;BEST&gt; | &lt;FIRST&gt; | &lt;SAME&gt;)</text:p>
      <text:p text:style-name="Preformatted_20_Text">main(tries, loops) ==</text:p>
      <text:p text:style-name="Preformatted_20_Text">(</text:p>
      <text:p text:style-name="Preformatted_20_Text"><text:tab/>dcl result: seq of (&lt;BEST&gt; | &lt;FIRST&gt; | &lt;SAME&gt;) := [];</text:p>
      <text:p text:style-name="Preformatted_20_Text"><text:tab/></text:p>
      <text:p text:style-name="Preformatted_20_Text"><text:tab/>for i = 1 to tries do</text:p>
      <text:p text:style-name="Preformatted_20_Text"><text:tab/>(</text:p>
      <text:p text:style-name="Preformatted_20_Text"><text:tab/><text:tab/>dcl best:int, first:int;</text:p>
      <text:p text:style-name="Preformatted_20_Text"><text:tab/><text:tab/></text:p>
      <text:p text:style-name="Preformatted_20_Text"><text:tab/><text:tab/>Reset();</text:p>
      <text:p text:style-name="Preformatted_20_Text"><text:tab/><text:tab/>seed(i);</text:p>
      <text:p text:style-name="Preformatted_20_Text"><text:tab/><text:tab/>best := TryBest(loops);</text:p>
      <text:p text:style-name="Preformatted_20_Text"><text:tab/><text:tab/></text:p>
      <text:p text:style-name="Preformatted_20_Text"><text:tab/><text:tab/>Reset();</text:p>
      <text:p text:style-name="Preformatted_20_Text"><text:tab/><text:tab/>seed(i);</text:p>
      <text:p text:style-name="Preformatted_20_Text"><text:tab/><text:tab/>first := TryFirst(loops);</text:p>
      <text:p text:style-name="Preformatted_20_Text"><text:tab/><text:tab/></text:p>
      <text:p text:style-name="Preformatted_20_Text"><text:tab/><text:tab/>if best = first</text:p>
      <text:p text:style-name="Preformatted_20_Text"><text:tab/><text:tab/>then result := result ^ [&lt;SAME&gt;]</text:p>
      <text:p text:style-name="Preformatted_20_Text"><text:tab/><text:tab/>else if best &gt; first </text:p>
      <text:p text:style-name="Preformatted_20_Text"><text:tab/><text:tab/><text:tab/>then result := result ^ [&lt;BEST&gt;]</text:p>
      <text:p text:style-name="Preformatted_20_Text"><text:tab/><text:tab/><text:tab/>else result := result ^ [&lt;FIRST&gt;];</text:p>
      <text:p text:style-name="Preformatted_20_Text"><text:tab/>);</text:p>
      <text:p text:style-name="Preformatted_20_Text"><text:tab/><text:tab/></text:p>
      <text:p text:style-name="Preformatted_20_Text"><text:tab/>return result;</text:p>
      <text:p text:style-name="Preformatted_20_Text">)</text:p>
      <text:p text:style-name="Preformatted_20_Text"/>
      <text:p text:style-name="Preformatted_20_Text">end M</text:p>
      <text:p text:style-name="P15"/>
      <text:list xml:id="list29512692"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Header">
      <style:paragraph-properties>
        <style:tab-stops>
          <style:tab-stop style:position="3.5811in" style:type="center"/>
          <style:tab-stop style:position="7.2272in" style:type="right"/>
        </style:tab-stops>
      </style:paragraph-properties>
    </style:style>
    <style:style style:name="MP8" style:family="paragraph" style:parent-style-name="Standard">
      <style:text-properties fo:font-size="6pt" style:font-size-asian="6pt" style:font-size-complex="6pt"/>
    </style:style>
    <style:style style:name="MP9"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User Guide</text:p>
            </table:table-cell>
            <table:table-cell office:value-type="string">
              <text:p text:style-name="MP2"/>
            </table:table-cell>
            <table:table-cell office:value-type="string">
              <text:p text:style-name="MP3">Date: <text:modification-date style:data-style-name="N37">05/03/09</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0.6</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27</text:page-number> of <text:page-count style:num-format="1">27</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7">Fujitsu Services</text:p>
              <text:p text:style-name="MP1">Telecoms</text:p>
            </table:table-cell>
            <table:table-cell office:value-type="string">
              <text:p text:style-name="MP2">COMPANY CONFIDENTIAL</text:p>
            </table:table-cell>
            <table:table-cell office:value-type="string">
              <text:p text:style-name="MP3">Date: <text:modification-date style:data-style-name="N30">05/03/09</text:modification-date></text:p>
              <text:p text:style-name="MP4"/>
            </table:table-cell>
          </table:table-row>
        </table:table>
        <text:p text:style-name="MP8"/>
      </style:header>
      <style:header-left>
        <text:p text:style-name="Header_20_left"/>
      </style:header-left>
      <style:footer>
        <text:p text:style-name="MP9">Copyright © <text:s/>Fujitsu Services, 2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 User Guide</dc:title>
    <dc:description>The User Guide for VDMJ.</dc:description>
    <meta:editing-cycles>49</meta:editing-cycles>
    <meta:editing-duration>PT08H49M10S</meta:editing-duration>
    <dc:date>2009-03-05T09:39:11.70</dc:date>
    <dc:creator>Nick Battle</dc:creator>
    <meta:keyword>VDMJ</meta:keyword>
    <dc:subject>VDMJ</dc:subject>
    <meta:document-statistic meta:table-count="5" meta:image-count="0" meta:object-count="0" meta:page-count="27" meta:paragraph-count="1057" meta:word-count="8464" meta:character-count="49892"/>
    <meta:user-defined meta:name="Info 1"/>
    <meta:user-defined meta:name="Info 2"/>
    <meta:user-defined meta:name="Info 3"/>
    <meta:user-defined meta:name="Info 4"/>
    <meta:template xlink:type="simple" xlink:actuate="onRequest" xlink:title="StructuredTemplate" xlink:href="/profiles/battlenc/Application%20Data/OpenOffice.org2/user/template/StructuredTemplate.ott" meta:date="2008-11-04T11:08:34"/>
  </office:meta>
</office:document-meta>
</file>